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88cm" fo:margin-left="0.002cm" fo:margin-right="0.011cm" table:align="margins" style:writing-mode="lr-tb"/>
    </style:style>
    <style:style style:name="Tabela1.A" style:family="table-column">
      <style:table-column-properties style:column-width="2.48cm" style:rel-column-width="10844*"/>
    </style:style>
    <style:style style:name="Tabela1.B" style:family="table-column">
      <style:table-column-properties style:column-width="12.508cm" style:rel-column-width="5469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2.129cm" table:align="margins" style:writing-mode="lr-tb"/>
    </style:style>
    <style:style style:name="Tabela2.A" style:family="table-column">
      <style:table-column-properties style:column-width="2.45cm" style:rel-column-width="13240*"/>
    </style:style>
    <style:style style:name="Tabela2.B" style:family="table-column">
      <style:table-column-properties style:column-width="9.678cm" style:rel-column-width="52295*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="0.018cm solid #000000"/>
    </style:style>
    <style:style style:name="Tabela2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/>
    </style:style>
    <style:style style:name="Tabela2.B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3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5" style:family="paragraph" style:parent-style-name="Asset">
      <style:text-properties fo:font-size="2pt" style:font-size-asian="1.75pt" style:font-size-complex="2pt"/>
    </style:style>
    <style:style style:name="P6" style:family="paragraph" style:parent-style-name="Ass_5f_Id">
      <style:text-properties style:font-name="Courier New1" fo:font-size="9pt" fo:language="en" fo:country="US" style:font-size-asian="9pt" style:font-name-complex="Courier New1" style:font-size-complex="9pt"/>
    </style:style>
    <style:style style:name="P7" style:family="paragraph" style:parent-style-name="Component_5f_Asset" style:master-page-name="Standard">
      <style:paragraph-properties style:page-number="auto"/>
    </style:style>
    <style:style style:name="P8" style:family="paragraph" style:parent-style-name="AssPI_5f_Id">
      <style:text-properties fo:font-size="9pt" style:font-size-asian="9pt" style:font-size-complex="9pt"/>
    </style:style>
    <style:style style:name="P9" style:family="paragraph" style:parent-style-name="AssPI_5f_Title">
      <style:text-properties fo:font-weight="normal" style:font-weight-asian="normal" style:font-weight-complex="normal"/>
    </style:style>
    <style:style style:name="T1" style:family="text">
      <style:text-properties fo:font-size="16pt" fo:language="en" fo:country="US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</text:span><text:span text:style-name="T1">o</text:span><text:span text:style-name="T1">m</text:span><text:span text:style-name="T1">p</text:span><text:span text:style-name="T1">on</text:span><text:span text:style-name="T1">e</text:span><text:span text:style-name="T1">n</text:span><text:span text:style-name="T1">t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Label_5f_Asset">Title</text:p>
          </table:table-cell>
          <table:table-cell table:style-name="Tabela1.B1" office:value-type="string">
            <text:p text:style-name="Ass_5f_Title">QuestionMemory Component</text:p>
          </table:table-cell>
        </table:table-row>
        <table:table-row table:style-name="Tabela1.1">
          <table:table-cell table:style-name="Tabela1.A1" office:value-type="string">
            <text:p text:style-name="Label_5f_Asset">Id</text:p>
          </table:table-cell>
          <table:table-cell table:style-name="Tabela1.B1" office:value-type="string">
            <text:p text:style-name="P6">&lt;http://purl.org/dcc/pt.c03ensaios.torden.QuestionMemory&gt;</text:p>
          </table:table-cell>
        </table:table-row>
        <table:table-row table:style-name="Tabela1.1">
          <table:table-cell table:style-name="Tabela1.A1" office:value-type="string">
            <text:p text:style-name="Label_5f_Asset">Author</text:p>
          </table:table-cell>
          <table:table-cell table:style-name="Tabela1.B1" office:value-type="string">
            <text:p text:style-name="Ass_5f_Author">Waldir Rodrigues de Almeida</text:p>
          </table:table-cell>
        </table:table-row>
        <table:table-row table:style-name="Tabela1.1">
          <table:table-cell table:style-name="Tabela1.A1" office:value-type="string">
            <text:p text:style-name="Label_5f_Asset">Description</text:p>
          </table:table-cell>
          <table:table-cell table:style-name="Tabela1.B1" office:value-type="string">
            <text:p text:style-name="Ass_5f_Description"/>
          </table:table-cell>
        </table:table-row>
        <table:table-row table:style-name="Tabela1.1">
          <table:table-cell table:style-name="Tabela1.A1" office:value-type="string">
            <text:p text:style-name="Ass_5f_PInterfaces">Provided</text:p>
            <text:p text:style-name="Ass_5f_PInterfaces">Interfaces</text:p>
          </table:table-cell>
          <table:table-cell table:style-name="Tabela1.B1" office:value-type="string">
            <text:p text:style-name="AssM_5f_Description"/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Label_5f_Asset">Title</text:p>
                </table:table-cell>
                <table:table-cell table:style-name="Tabela2.B1" office:value-type="string">
                  <text:p text:style-name="P9">IQuestionMemory</text:p>
                </table:table-cell>
              </table:table-row>
              <table:table-row>
                <table:table-cell table:style-name="Tabela2.A2" office:value-type="string">
                  <text:p text:style-name="Label_5f_Asset">Id</text:p>
                </table:table-cell>
                <table:table-cell table:style-name="Tabela2.B2" office:value-type="string">
                  <text:p text:style-name="P8">&lt;http://purl.org/dcc/pt.c03ensaios.torden.IQuestionMemory&gt;</text:p>
                </table:table-cell>
              </table:table-row>
              <table:table-row>
                <table:table-cell table:style-name="Tabela2.A2" office:value-type="string">
                  <text:p text:style-name="Label_5f_Asset">Description</text:p>
                </table:table-cell>
                <table:table-cell table:style-name="Tabela2.B2" office:value-type="string">
                  <text:p text:style-name="AssetPI_5f_Description"/>
                </table:table-cell>
              </table:table-row>
              <table:table-row>
                <table:table-cell table:style-name="Tabela2.B2" table:number-columns-spanned="2" office:value-type="string">
                  <text:p text:style-name="P5"/>
                </table:table-cell>
                <table:covered-table-cell/>
              </table:table-row>
            </table:table>
            <text:p text:style-name="AssM_5f_Description"/>
            <text:p text:style-name="AssM_5f_Description"/>
          </table:table-cell>
        </table:table-row>
        <table:table-row table:style-name="Tabela1.1">
          <table:table-cell table:style-name="Tabela1.B1" table:number-columns-spanned="2" office:value-type="string">
            <text:p text:style-name="P4"/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Ass_5f_UML">UML Diagram</text:p>
          </table:table-cell>
          <table:covered-table-cell/>
        </table:table-row>
        <table:table-row table:style-name="Tabela1.1">
          <table:table-cell table:style-name="Tabela1.B1" table:number-columns-spanned="2" office:value-type="string">
            <text:p text:style-name="P3"/>
            <text:p text:style-name="P2"/>
            <text:p text:style-name="AssU_5f_Diagram"/>
            <text:p text:style-name="P2"/>
            <text:p text:style-name="P2"/>
            <text:p text:style-name="P2"/>
          </table:table-cell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et" style:display-name="Label_Asset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/>
    <style:style style:name="Component_5f_Asset" style:display-name="Component_Asset" style:family="paragraph" style:parent-style-name="Title" style:class="text"/>
    <style:style style:name="Signature" style:family="paragraph" style:parent-style-name="Standard" style:class="text">
      <style:paragraph-properties text:number-lines="false" text:line-number="0"/>
    </style:style>
    <style:style style:name="Ass_5f_PInterfaces" style:display-name="Ass_PInterfaces" style:family="paragraph" style:parent-style-name="Asset" style:class="extra">
      <style:paragraph-properties fo:text-align="start" style:justify-single-word="false"/>
      <style:text-properties fo:font-weight="bold"/>
    </style:style>
    <style:style style:name="AssPI_5f_Id" style:display-name="AssPI_Id" style:family="paragraph" style:parent-style-name="Ass_5f_PInterfaces" style:class="extra">
      <style:text-properties style:font-name="Courier New" fo:font-weight="normal"/>
    </style:style>
    <style:style style:name="AssPI_5f_Title" style:display-name="AssPI_Title" style:family="paragraph" style:parent-style-name="Ass_5f_PInterfaces" style:class="extra"/>
    <style:style style:name="AssetPI_5f_Description" style:display-name="AssetPI_Description" style:family="paragraph" style:parent-style-name="Ass_5f_PInterfaces" style:class="extra"/>
    <style:style style:name="Ass_5f_RInterfaces" style:display-name="Ass_RInterfaces" style:family="paragraph" style:parent-style-name="Asset" style:class="extra">
      <style:text-properties fo:font-weight="bold"/>
    </style:style>
    <style:style style:name="AssRI_5f_Title" style:display-name="AssRI_Title" style:family="paragraph" style:parent-style-name="Ass_5f_RInterfaces" style:class="extra">
      <style:text-properties fo:font-weight="normal"/>
    </style:style>
    <style:style style:name="AssRI_5f_Id" style:display-name="AssRI_Id" style:family="paragraph" style:parent-style-name="Ass_5f_RInterfaces" style:class="extra">
      <style:text-properties style:font-name="Courier New" fo:font-weight="normal"/>
    </style:style>
    <style:style style:name="AssRI_5f_Description" style:display-name="AssRI_Description" style:family="paragraph" style:parent-style-name="Ass_5f_RInterfaces" style:class="extra">
      <style:text-properties fo:font-weight="norma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11T11:41:21.22</dc:date>
    <meta:editing-cycles>30</meta:editing-cycles>
    <meta:editing-duration>PT575H35M59S</meta:editing-duration>
    <meta:generator>BrOffice.org/3.2$Win32 OpenOffice.org_project/320m18$Build-9502</meta:generator>
    <meta:document-statistic meta:table-count="2" meta:image-count="0" meta:object-count="0" meta:page-count="1" meta:paragraph-count="16" meta:word-count="22" meta:character-count="275"/>
    <meta:user-defined meta:name="Template Id">http://purl.org/inloco/dcc/component-specification</meta:user-defined>
  </office:meta>
</office:document-meta>
</file>